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image/png" manifest:full-path="Pictures/1000000000000400000003002397F3FC.png"/>
  <manifest:file-entry manifest:media-type="image/png" manifest:full-path="Pictures/100000000000000800000008913C835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5">
      <style:graphic-properties draw:stroke="solid" svg:stroke-width="0.102cm" svg:stroke-color="#ffffff" draw:marker-start-width="0.352cm" draw:marker-end-width="0.352cm" draw:fill="none" draw:textarea-horizontal-align="center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solid" svg:stroke-width="0.203cm" svg:stroke-color="#ffcc99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5" style:family="graphic" style:parent-style-name="standard">
      <style:graphic-properties draw:stroke="solid" svg:stroke-width="0.203cm" svg:stroke-color="#ffff00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6" style:family="graphic" style:parent-style-name="standard">
      <style:graphic-properties draw:stroke="dash" draw:stroke-dash="Fine_20_Dashed" svg:stroke-width="0.305cm" svg:stroke-color="#ffcc99" draw:marker-start-width="0.655cm" draw:marker-end="Arrow" draw:marker-end-width="0.755cm" draw:textarea-horizontal-align="center" fo:padding-top="0.275cm" fo:padding-bottom="0.275cm" fo:padding-left="0.4cm" fo:padding-right="0.4cm"/>
    </style:style>
    <style:style style:name="gr7" style:family="graphic" style:parent-style-name="standard">
      <style:graphic-properties draw:stroke="solid" svg:stroke-width="0.203cm" svg:stroke-color="#ffff00" draw:marker-start-width="0.503cm" draw:marker-end="Arrow" draw:marker-end-width="0.603cm" draw:textarea-horizontal-align="center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8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92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788cm"/>
    </style:style>
    <style:style style:name="gr11" style:family="graphic" style:parent-style-name="standard">
      <style:graphic-properties draw:stroke="solid" draw:stroke-dash="Fine_20_Dashed" svg:stroke-width="0.305cm" svg:stroke-color="#ffcc99" draw:marker-start-width="0.655cm" draw:marker-end="Arrow" draw:marker-end-width="0.755cm" draw:textarea-horizontal-align="center" fo:padding-top="0.275cm" fo:padding-bottom="0.275cm" fo:padding-left="0.4cm" fo:padding-right="0.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8.525cm"/>
    </style:style>
    <style:style style:name="gr1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4" style:family="graphic" style:parent-style-name="standard">
      <style:graphic-properties svg:stroke-color="#ffff00" draw:textarea-horizontal-align="justify" draw:textarea-vertical-align="middle" draw:auto-grow-height="fals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objectwithoutfill">
      <style:graphic-properties draw:marker-end="Arrow" draw:marker-end-width="0.3cm" draw:fill="none"/>
    </style:style>
    <style:style style:name="gr17" style:family="graphic" style:parent-style-name="objectwithoutfill">
      <style:graphic-properties svg:stroke-color="#ffff00" draw:marker-end="Arrow" draw:marker-end-width="0.3cm" draw:fill="none"/>
    </style:style>
    <style:style style:name="gr18" style:family="graphic" style:parent-style-name="objectwithoutfill">
      <style:graphic-properties draw:stroke="dash" draw:stroke-dash="Fine_20_Dashed_20__28_var_29_" svg:stroke-color="#ffff00" draw:marker-end="Arrow" draw:marker-end-width="0.3cm" draw:fill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8.03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8.28cm"/>
    </style:style>
    <style:style style:name="gr2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pr1" style:family="presentation" style:parent-style-name="TWU_5f_Template-title">
      <style:graphic-properties draw:fill-color="#ffffff" draw:auto-grow-height="true" fo:min-height="4.58cm"/>
    </style:style>
    <style:style style:name="pr2" style:family="presentation" style:parent-style-name="TWU_5f_Template-subtitle" style:list-style-name="L6">
      <style:graphic-properties draw:fill-color="#ffffff" draw:auto-grow-height="true" fo:min-height="10.216cm"/>
    </style:style>
    <style:style style:name="pr3" style:family="presentation" style:parent-style-name="TWU_5f_Template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827cm"/>
    </style:style>
    <style:style style:name="pr5" style:family="presentation" style:parent-style-name="Default-outline1">
      <style:graphic-properties fo:min-height="14.96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draw:auto-grow-height="true" fo:min-height="3.178cm"/>
    </style:style>
    <style:style style:name="pr8" style:family="presentation" style:parent-style-name="Default-outline1">
      <style:graphic-properties draw:auto-grow-height="true" fo:min-height="14.267cm"/>
    </style:style>
    <style:style style:name="pr9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2.32cm" fo:min-width="0cm" fo:padding-top="0.127cm" fo:padding-bottom="0.127cm" fo:padding-left="0.254cm" fo:padding-right="0.254cm" fo:wrap-option="wrap"/>
    </style:style>
    <style:style style:name="pr10" style:family="presentation" style:parent-style-name="Default-title">
      <style:graphic-properties draw:auto-grow-height="true" fo:min-height="3.177cm"/>
    </style:style>
    <style:style style:name="pr11" style:family="presentation" style:parent-style-name="Default-notes">
      <style:graphic-properties draw:fill-color="#ffffff" draw:auto-grow-height="true" fo:min-height="12.572cm"/>
    </style:style>
    <style:style style:name="pr12" style:family="presentation" style:parent-style-name="Default-title">
      <style:graphic-properties fo:min-height="2.927cm"/>
    </style:style>
    <style:style style:name="pr13" style:family="presentation" style:parent-style-name="Default-outline1">
      <style:graphic-properties fo:min-height="14.016cm"/>
    </style:style>
    <style:style style:name="pr14" style:family="presentation" style:parent-style-name="Default-outline1">
      <style:graphic-properties draw:auto-grow-height="true" fo:min-height="14.963cm"/>
    </style:style>
    <style:style style:name="pr15" style:family="presentation" style:parent-style-name="Default-outline1">
      <style:graphic-properties fo:min-height="3.283cm"/>
    </style:style>
    <style:style style:name="pr16" style:family="presentation" style:parent-style-name="Default-title">
      <style:graphic-properties fo:min-height="3.177cm"/>
    </style:style>
    <style:style style:name="pr17" style:family="presentation" style:parent-style-name="Default-outline1">
      <style:graphic-properties fo:min-height="14.26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text-properties fo:font-size="16pt"/>
    </style:style>
    <style:style style:name="P6" style:family="paragraph">
      <style:paragraph-properties fo:margin-left="0cm" fo:margin-right="0cm" fo:line-height="100%" fo:text-align="end" fo:text-indent="0cm" style:punctuation-wrap="hanging" style:line-break="strict"/>
    </style:style>
    <style:style style:name="P7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9.7999992370605pt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18pt" fo:font-weight="bold" style:font-weight-asian="bold" style:font-weight-complex="bold"/>
    </style:style>
    <style:style style:name="P11" style:family="paragraph">
      <style:paragraph-properties fo:text-align="center"/>
      <style:text-properties fo:font-size="22pt" fo:font-style="italic" fo:text-shadow="1pt 1pt" fo:font-weight="bold" style:font-size-asian="22pt" style:font-style-asian="italic" style:font-weight-asian="bold" style:font-size-complex="22pt" style:font-style-complex="italic" style:font-weight-complex="bold"/>
    </style:style>
    <style:style style:name="P12" style:family="paragraph">
      <style:paragraph-properties fo:text-align="center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3" style:family="paragraph">
      <style:paragraph-properties fo:text-align="center"/>
      <style:text-properties fo:color="#ffff00"/>
    </style:style>
    <style:style style:name="P14" style:family="paragraph">
      <style:text-properties fo:color="#ffff00"/>
    </style:style>
    <style:style style:name="P15" style:family="paragraph">
      <style:paragraph-properties fo:text-align="center"/>
      <style:text-properties fo:font-size="22pt" fo:font-style="normal" fo:text-shadow="none" fo:font-weight="bold" style:font-size-asian="22pt" style:font-style-asian="normal" style:font-weight-asian="bold" style:font-size-complex="22pt" style:font-style-complex="normal" style:font-weight-complex="bold"/>
    </style:style>
    <style:style style:name="P16" style:family="paragraph">
      <style:paragraph-properties fo:text-align="center"/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17" style:family="paragraph">
      <style:paragraph-properties fo:margin-left="0cm" fo:margin-right="0cm" fo:line-height="100%" fo:text-align="end" fo:text-indent="0cm" style:punctuation-wrap="hanging" style:line-break="strict"/>
      <style:text-properties fo:font-size="19.7999992370605pt"/>
    </style:style>
    <style:style style:name="T1" style:family="text">
      <style:text-properties fo:font-size="28pt"/>
    </style:style>
    <style:style style:name="T2" style:family="text">
      <style:text-properties fo:color="#ffff00"/>
    </style:style>
    <style:style style:name="T3" style:family="text">
      <style:text-properties fo:color="#ccffff"/>
    </style:style>
    <style:style style:name="T4" style:family="text">
      <style:text-properties fo:color="#23ff23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family="Arial" style:font-family-generic="swiss" style:font-pitch="variable" fo:font-size="12pt" fo:language="en" fo:country="US" style:font-size-asian="12pt" style:font-size-complex="12pt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9" style:family="text">
      <style:text-properties fo:font-size="22pt" fo:font-style="italic" fo:text-shadow="1pt 1pt" fo:font-weight="bold" style:font-size-asian="22pt" style:font-style-asian="italic" style:font-weight-asian="bold" style:font-size-complex="22pt" style:font-style-complex="italic" style:font-weight-complex="bold"/>
    </style:style>
    <style:style style:name="T10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1" style:family="text">
      <style:text-properties fo:color="#ffffff"/>
    </style:style>
    <style:style style:name="T12" style:family="text">
      <style:text-properties fo:color="#ccccff"/>
    </style:style>
    <style:style style:name="T13" style:family="text">
      <style:text-properties fo:color="#23ff23" fo:font-style="italic" style:font-style-asian="italic" style:font-style-complex="italic"/>
    </style:style>
    <style:style style:name="T14" style:family="text">
      <style:text-properties fo:color="#23ff23" style:text-position="33% 58%" fo:font-style="italic" style:font-style-asian="italic" style:font-style-complex="italic"/>
    </style:style>
    <style:style style:name="T15" style:family="text">
      <style:text-properties style:text-position="0% 100%"/>
    </style:style>
    <style:style style:name="T16" style:family="text">
      <style:text-properties fo:color="#ffcc99" style:text-position="0% 100%"/>
    </style:style>
    <style:style style:name="T17" style:family="text">
      <style:text-properties fo:color="#23ff23" style:text-position="0% 100%" fo:font-style="italic" style:font-style-asian="italic" style:font-style-complex="italic"/>
    </style:style>
    <style:style style:name="T18" style:family="text">
      <style:text-properties style:text-position="0% 100%" fo:font-style="normal" style:font-style-asian="normal" style:font-style-complex="normal"/>
    </style:style>
    <style:style style:name="T19" style:family="text">
      <style:text-properties fo:color="#ffcc99" style:text-position="0% 100%" fo:font-style="normal" style:font-style-asian="normal" style:font-style-complex="normal"/>
    </style:style>
    <style:style style:name="T20" style:family="text">
      <style:text-properties fo:color="#ffcc99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color="#ffcc99" fo:font-style="normal" style:font-style-asian="normal" style:font-style-complex="normal"/>
    </style:style>
    <style:style style:name="T23" style:family="text">
      <style:text-properties fo:font-size="22pt" fo:font-style="normal" fo:text-shadow="none" fo:font-weight="bold" style:font-size-asian="22pt" style:font-style-asian="normal" style:font-weight-asian="bold" style:font-size-complex="22pt" style:font-style-complex="normal" style:font-weight-complex="bold"/>
    </style:style>
    <style:style style:name="T24" style:family="text">
      <style:text-properties fo:font-size="22pt" fo:font-style="italic" fo:text-shadow="none" fo:font-weight="bold" style:font-size-asian="22pt" style:font-style-asian="italic" style:font-weight-asian="bold" style:font-size-complex="22pt" style:font-style-complex="italic" style:font-weight-complex="bold"/>
    </style:style>
    <style:style style:name="T25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6" style:family="text">
      <style:text-properties fo:color="#ffff00" fo:font-style="italic" style:font-style-asian="italic" style:font-style-complex="italic"/>
    </style:style>
    <style:style style:name="T27" style:family="text">
      <style:text-properties fo:color="#ffff00" fo:font-style="normal" style:font-style-asian="normal" style:font-style-complex="normal"/>
    </style:style>
    <style:style style:name="T28" style:family="text">
      <style:text-properties fo:color="#ffffff" fo:font-style="normal" style:font-style-asian="normal" style:font-style-complex="normal"/>
    </style:style>
    <style:style style:name="T29" style:family="text">
      <style:text-properties fo:color="#ffffff" fo:font-style="italic" style:font-style-asian="italic" style:font-style-complex="italic"/>
    </style:style>
    <style:style style:name="T30" style:family="text">
      <style:text-properties fo:color="#ffffff" style:text-position="33% 58%" fo:font-style="italic" style:font-style-asian="italic" style:font-style-complex="italic"/>
    </style:style>
    <style:style style:name="T31" style:family="text">
      <style:text-properties fo:color="#ccccff" fo:font-style="italic" style:font-style-asian="italic" style:font-style-complex="italic"/>
    </style:style>
    <style:style style:name="T32" style:family="text">
      <style:text-properties fo:color="#ccccff" style:text-position="33% 58%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508cm"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508cm" text:min-label-width="0.508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0.762cm" text:min-label-width="0.508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016cm" text:min-label-width="0.508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1.27cm" text:min-label-width="0.508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1.524cm" text:min-label-width="0.508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1.778cm" text:min-label-width="0.508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2.032cm" text:min-label-width="0.508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2.286cm" text:min-label-width="0.508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2.54cm" text:min-label-width="0.508cm"/>
        <style:text-properties fo:font-family="StarSymbol" style:font-charset="x-symbol" fo:color="#ffffff" fo:font-size="8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➤">
        <style:list-level-properties text:space-before="4.2cm" text:min-label-width="0.6cm"/>
        <style:text-properties fo:font-family="'DejaVu Sans'" style:font-style-name="Book" style:font-family-generic="swiss" fo:color="#0099ff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ffff" fo:font-size="8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USI275: Mediators</presentation:footer-decl>
      <presentation:footer-decl presentation:name="ftr2">CMPTxxxx</presentation:footer-decl>
      <presentation:date-time-decl presentation:name="dtd1" presentation:source="fixed">22 Nov 2011</presentation:date-time-decl>
      <presentation:date-time-decl presentation:name="dtd2" presentation:source="current-date" style:data-style-name="D3"/>
      <draw:page draw:name="page1" draw:style-name="dp1" draw:master-page-name="TWU_5f_Templat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Mediators</text:p>
          </draw:text-box>
        </draw:frame>
        <draw:frame presentation:style-name="pr2" draw:text-style-name="P2" draw:layer="layout" svg:width="20.32cm" svg:height="10.216cm" svg:x="3.175cm" svg:y="8.558cm" presentation:class="subtitle" presentation:user-transformed="true">
          <draw:text-box>
            <text:p text:style-name="P1"><text:span text:style-name="T1">22 Nov 2011</text:span></text:p>
            <text:p text:style-name="P1"><text:span text:style-name="T1">BUSI275</text:span></text:p>
            <text:p text:style-name="P1"><text:span text:style-name="T1">Dr. Sean Ho</text:span></text:p>
          </draw:text-box>
        </draw:frame>
        <draw:rect draw:style-name="gr1" draw:text-style-name="P3" draw:layer="layout" svg:width="9.019cm" svg:height="3.556cm" svg:x="18.288cm" svg:y="9.906cm">
          <text:list text:style-name="L2">
            <text:list-item>
              <text:p><text:span text:style-name="T2">HW8</text:span> due Thu</text:p>
            </text:list-item>
            <text:list-item>
              <text:p>Please download:<text:line-break/><text:span text:style-name="T3"><text:a xlink:href="http://twu.seanho.com/11fall/busi275/lectures/21-ExamAnxiety.xls">21-ExamAnxiety.xls</text:a>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Outline for today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<text:span text:style-name="T2">Mediators</text:span></text:p>
                <text:list>
                  <text:list-item>
                    <text:p>Definition and <text:span text:style-name="T2">concept</text:span></text:p>
                  </text:list-item>
                </text:list>
              </text:list-item>
              <text:list-item>
                <text:p>How to <text:span text:style-name="T2">test</text:span> for mediation</text:p>
                <text:list>
                  <text:list-item>
                    <text:p>Step 1: <text:span text:style-name="T2">Main effect</text:span></text:p>
                  </text:list-item>
                  <text:list-item>
                    <text:p>Step 2: <text:span text:style-name="T2">IV</text:span> → <text:span text:style-name="T2">Med</text:span></text:p>
                  </text:list-item>
                  <text:list-item>
                    <text:p>Step 3: <text:span text:style-name="T2">Full model</text:span></text:p>
                  </text:list-item>
                </text:list>
              </text:list-item>
              <text:list-item>
                <text:p><text:span text:style-name="T2">Interpreting</text:span> mediation</text:p>
              </text:list-item>
              <text:list-item>
                <text:p>Mediation vs. <text:span text:style-name="T2">moderation</text:span>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8cm" svg:x="1cm" svg:y="0.337cm" presentation:class="title" presentation:user-transformed="true">
          <draw:text-box>
            <text:p>Mediators: definition</text:p>
          </draw:text-box>
        </draw:frame>
        <draw:frame presentation:style-name="pr8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A <text:span text:style-name="T2">mediator</text:span> is a “generative mechanism” by which a <text:span text:style-name="T4">predictor</text:span> influences an <text:span text:style-name="T4">outcome</text:span> var:</text:p>
                <text:list>
                  <text:list-item>
                    <text:p><text:span text:style-name="T4">IV</text:span> has a significant <text:span text:style-name="T2">relationship</text:span> with <text:span text:style-name="T4">DV</text:span>,</text:p>
                  </text:list-item>
                  <text:list-item>
                    <text:p><text:span text:style-name="T4">Med</text:span> has sig. <text:span text:style-name="T2">relationship</text:span> w/ both <text:span text:style-name="T4">IV</text:span> and <text:span text:style-name="T4">DV</text:span>,</text:p>
                  </text:list-item>
                  <text:list-item>
                    <text:p>But when <text:span text:style-name="T4">Med</text:span> is <text:span text:style-name="T2">included</text:span> in the model, the relationship between <text:span text:style-name="T4">IV</text:span> and <text:span text:style-name="T4">DV</text:span> <text:span text:style-name="T2">disappears</text:span></text:p>
                  </text:list-item>
                </text:list>
              </text:list-item>
              <text:list-item>
                <text:p><text:span text:style-name="T2">Partial</text:span> mediation: if the <text:span text:style-name="T4">IV</text:span>-<text:span text:style-name="T4">DV</text:span> relationship is merely <text:span text:style-name="T2">weakened</text:span> rather than disappearing</text:p>
              </text:list-item>
              <text:list-item>
                <text:p><text:span text:style-name="T2">Theory</text:span> should support placing the mediator “<text:span text:style-name="T2">between</text:span>” the <text:span text:style-name="T4">IV</text:span> and <text:span text:style-name="T4">DV</text:span> in some sense</text:p>
              </text:list-item>
              <text:list-item>
                <text:p><text:span text:style-name="T5">(Baron+Kenny definition)</text:span></text:p>
              </text:list-item>
            </text:list>
          </draw:text-box>
        </draw:frame>
        <presentation:notes draw:style-name="dp4" presentation:use-date-time-name="dtd2">
          <draw:custom-shape draw:name="Rectangle 7" draw:style-name="gr3" draw:text-style-name="P7" draw:layer="layout" svg:width="9.356cm" svg:height="1.397cm" svg:x="12.229cm" svg:y="26.538cm">
            <text:list text:style-name="L4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968cm" svg:height="10.476cm" svg:x="3.81cm" svg:y="2.123cm" draw:page-number="3" presentation:class="page"/>
          <draw:frame presentation:style-name="pr9" draw:text-style-name="P8" draw:layer="layout" svg:width="17.272cm" svg:height="12.574cm" svg:x="2.158cm" svg:y="13.271cm" presentation:class="notes" presentation:user-transformed="true">
            <draw:text-box>
              <text:p/>
            </draw:text-box>
          </draw:frame>
        </presentation:notes>
      </draw:page>
      <draw:page draw:name="page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layer="layout" svg:width="25.199cm" svg:height="3.177cm" svg:x="1cm" svg:y="0.037cm" presentation:class="title">
          <draw:text-box>
            <text:p>Mediators: block diagram</text:p>
          </draw:text-box>
        </draw:frame>
        <draw:custom-shape draw:style-name="gr4" draw:text-style-name="P10" xml:id="id1" draw:id="id1" draw:layer="layout" svg:width="6.345cm" svg:height="2.54cm" svg:x="0.64cm" svg:y="6.425cm">
          <text:p text:style-name="P9"><text:span text:style-name="T7">Predictor</text:span></text:p>
          <text:p text:style-name="P9"><text:span text:style-name="T8">(distal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xml:id="id2" draw:id="id2" draw:layer="layout" svg:width="6.31cm" svg:height="2.54cm" svg:x="20.955cm" svg:y="6.425cm">
          <text:p text:style-name="P9"><text:span text:style-name="T7">Outco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xml:id="id3" draw:id="id3" draw:layer="layout" svg:width="5.715cm" svg:height="2.81cm" svg:x="10.795cm" svg:y="13.97cm">
          <text:p text:style-name="P9"><text:span text:style-name="T7">Mediator</text:span></text:p>
          <text:p text:style-name="P9"><text:span text:style-name="T8">(proximal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9" draw:layer="layout" draw:type="line" svg:x1="6.985cm" svg:y1="7.695cm" svg:x2="20.955cm" svg:y2="7.695cm" draw:start-shape="id1" draw:start-glue-point="1" draw:end-shape="id2" draw:end-glue-point="3" svg:d="m6985 7695h13970">
          <text:p/>
        </draw:connector>
        <draw:connector draw:style-name="gr7" draw:text-style-name="P9" draw:layer="layout" draw:type="curve" svg:x1="16.51cm" svg:y1="15.375cm" svg:x2="20.955cm" svg:y2="7.695cm" draw:start-shape="id3" draw:start-glue-point="1" draw:end-shape="id2" draw:end-glue-point="3" svg:d="m16510 15375c3334 0 1112-7680 4445-7680">
          <text:p/>
        </draw:connector>
        <draw:connector draw:style-name="gr7" draw:text-style-name="P9" draw:layer="layout" draw:type="curve" svg:x1="6.985cm" svg:y1="7.695cm" svg:x2="10.795cm" svg:y2="15.375cm" draw:start-shape="id1" draw:start-glue-point="1" draw:end-shape="id3" draw:end-glue-point="3" svg:d="m6985 7695c2857 0 953 7680 3810 7680">
          <text:p/>
        </draw:connector>
        <draw:frame draw:style-name="gr8" draw:text-style-name="P11" draw:layer="layout" svg:width="10.478cm" svg:height="2.568cm" svg:x="8.665cm" svg:y="7.5cm">
          <draw:text-box>
            <text:p text:style-name="P9"><text:span text:style-name="T9">weakened/removed by</text:span><text:span text:style-name="T9"><text:line-break/></text:span><text:span text:style-name="T9">inclusion of mediator</text:span></text:p>
          </draw:text-box>
        </draw:frame>
        <draw:frame draw:style-name="gr9" draw:text-style-name="P12" draw:layer="layout" svg:width="5.528cm" svg:height="1.253cm" svg:x="3.616cm" svg:y="12.103cm">
          <draw:text-box>
            <text:p text:style-name="P9"><text:span text:style-name="T10">significant</text:span></text:p>
          </draw:text-box>
        </draw:frame>
        <draw:frame draw:style-name="gr10" draw:text-style-name="P12" draw:layer="layout" svg:width="5.388cm" svg:height="1.253cm" svg:x="18.996cm" svg:y="12.304cm">
          <draw:text-box>
            <text:p text:style-name="P9"><text:span text:style-name="T10">significant</text:span></text:p>
          </draw:text-box>
        </draw:frame>
        <draw:connector draw:style-name="gr11" draw:text-style-name="P9" draw:layer="layout" draw:type="line" svg:x1="8.426cm" svg:y1="6.795cm" svg:x2="19.681cm" svg:y2="6.795cm" svg:d="m8426 6795h11255">
          <text:p/>
        </draw:connector>
        <draw:frame draw:style-name="gr12" draw:text-style-name="P12" draw:layer="layout" svg:width="9.125cm" svg:height="1.253cm" svg:x="9.671cm" svg:y="5.253cm">
          <draw:text-box>
            <text:p text:style-name="P9"><text:span text:style-name="T10">significant, but …</text:span></text:p>
          </draw:text-box>
        </draw:frame>
        <presentation:notes draw:style-name="dp4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5.199cm" svg:height="3.177cm" svg:x="1cm" svg:y="0.037cm" presentation:class="title">
          <draw:text-box>
            <text:p>Examples of mediators</text:p>
          </draw:text-box>
        </draw:frame>
        <draw:frame presentation:style-name="pr13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<text:span text:style-name="T2">Predictor</text:span>: <text:span text:style-name="T4">Advertising </text:span><text:span text:style-name="T11">expenditures</text:span></text:p>
                <text:list>
                  <text:list-item>
                    <text:p><text:span text:style-name="T2">Mediator</text:span>: Consumer <text:span text:style-name="T4">reaction</text:span><text:span text:style-name="T11"> to ads</text:span></text:p>
                  </text:list-item>
                  <text:list-item>
                    <text:p><text:span text:style-name="T2">Outcome</text:span>: Consumer <text:span text:style-name="T4">demand</text:span></text:p>
                  </text:list-item>
                </text:list>
              </text:list-item>
              <text:list-item>
                <text:p><text:span text:style-name="T2">Predictor</text:span>: Investment in new product <text:span text:style-name="T4">research</text:span></text:p>
                <text:list>
                  <text:list-item>
                    <text:p><text:span text:style-name="T2">Mediator</text:span>: new <text:span text:style-name="T4">market share</text:span></text:p>
                  </text:list-item>
                  <text:list-item>
                    <text:p><text:span text:style-name="T2">Outcome</text:span>: <text:span text:style-name="T4">Sales </text:span><text:span text:style-name="T11">revenue</text:span></text:p>
                  </text:list-item>
                </text:list>
              </text:list-item>
              <text:list-item>
                <text:p/>
              </text:list-item>
              <text:list-item>
                <text:p>… Others?</text:p>
              </text:list-item>
            </text:list>
          </draw:text-box>
        </draw:frame>
        <presentation:notes draw:style-name="dp4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177cm" svg:x="1cm" svg:y="0.037cm" presentation:class="title">
          <draw:text-box>
            <text:p>Testing for mediators</text:p>
          </draw:text-box>
        </draw:frame>
        <draw:frame presentation:style-name="pr14" draw:layer="layout" svg:width="25.199cm" svg:height="14.963cm" svg:x="1.4cm" svg:y="3.81cm" presentation:class="outline">
          <draw:text-box>
            <text:list text:style-name="L3">
              <text:list-item>
                <text:p>(0) Are <text:span text:style-name="T2">all three </text:span>vars significantly <text:span text:style-name="T2">correlated</text:span>?</text:p>
              </text:list-item>
              <text:list-item>
                <text:p>(1) Is there a <text:span text:style-name="T2">relationship</text:span> to mediate?</text:p>
                <text:list>
                  <text:list-item>
                    <text:p>Run regression <text:span text:style-name="T2">without</text:span> the mediator</text:p>
                  </text:list-item>
                </text:list>
              </text:list-item>
              <text:list-item>
                <text:p>(2) Is there a <text:span text:style-name="T2">relationship</text:span> between <text:span text:style-name="T4">IV</text:span> and <text:span text:style-name="T4">Med</text:span>?</text:p>
                <text:list>
                  <text:list-item>
                    <text:p>Run a simple regression with <text:span text:style-name="T4">IV</text:span> as <text:span text:style-name="T2">predictor</text:span> and <text:span text:style-name="T4">Med</text:span> as <text:span text:style-name="T2">outcome</text:span>: is it significant?</text:p>
                  </text:list-item>
                </text:list>
              </text:list-item>
              <text:list-item>
                <text:p>(3) Back to the <text:span text:style-name="T2">original</text:span> regression model,<text:line-break/><text:span text:style-name="T2">include</text:span> the mediator in the model</text:p>
                <text:list>
                  <text:list-item>
                    <text:p>Put Med in same block as IV</text:p>
                  </text:list-item>
                  <text:list-item>
                    <text:p>Keep any <text:span text:style-name="T2">other</text:span> predictors as-is in the model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13" draw:text-style-name="P7" draw:layer="layout" svg:width="9.356cm" svg:height="1.397cm" svg:x="12.229cm" svg:y="26.538cm">
            <text:list text:style-name="L4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968cm" svg:height="10.476cm" svg:x="3.81cm" svg:y="2.123cm" draw:page-number="6" presentation:class="page"/>
          <draw:frame presentation:style-name="pr9" draw:text-style-name="P8" draw:layer="layout" svg:width="17.272cm" svg:height="12.574cm" svg:x="2.158cm" svg:y="13.271cm" presentation:class="notes" presentation:user-transformed="true">
            <draw:text-box>
              <text:p/>
            </draw:text-box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5.199cm" svg:height="3.177cm" svg:x="1cm" svg:y="0.037cm" presentation:class="title">
          <draw:text-box>
            <text:p>Example: Exam Anxiety</text:p>
          </draw:text-box>
        </draw:frame>
        <draw:frame presentation:style-name="pr13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Dataset: <text:span text:style-name="T3"><text:a xlink:href="http://twu.seanho.com/11fall/busi275/lectures/21-ExamAnxiety.xls">21-ExamAnxiety.xls</text:a></text:span></text:p>
                <text:list>
                  <text:list-item>
                    <text:p>(Toy data from <text:span text:style-name="T3"><text:a xlink:href="http://www.statisticshell.com/">Field, “Discovering Stats”</text:a></text:span>)</text:p>
                  </text:list-item>
                </text:list>
              </text:list-item>
              <text:list-item>
                <text:p><text:span text:style-name="T2">RQ</text:span>: does <text:span text:style-name="T4">exam anxiety</text:span> <text:span text:style-name="T2">mediate</text:span> the relationship between <text:span text:style-name="T4">studying time</text:span> and <text:span text:style-name="T4">exam score</text:span>?</text:p>
                <text:list>
                  <text:list-item>
                    <text:p><text:span text:style-name="T2">IV</text:span>: time spent <text:span text:style-name="T4">studying</text:span></text:p>
                  </text:list-item>
                  <text:list-item>
                    <text:p><text:span text:style-name="T2">Med</text:span>: exam <text:span text:style-name="T4">anxiety</text:span></text:p>
                  </text:list-item>
                  <text:list-item>
                    <text:p><text:span text:style-name="T2">DV</text:span>: exam <text:span text:style-name="T4">score</text:span></text:p>
                  </text:list-item>
                </text:list>
              </text:list-item>
              <text:list-item>
                <text:p>First check if all three are <text:span text:style-name="T2">correlated</text:span>:</text:p>
                <text:list>
                  <text:list-item>
                    <text:p><text:span text:style-name="T12">Data Analysis</text:span> → <text:span text:style-name="T12">Correlation</text:span></text:p>
                  </text:list-item>
                  <text:list-item>
                    <text:p><text:span text:style-name="T11">Results: 0.397, -0.709, -0.441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177cm" svg:x="1cm" svg:y="0.037cm" presentation:class="title">
          <draw:text-box>
            <text:p>Step 1: Main effect</text:p>
          </draw:text-box>
        </draw:frame>
        <draw:frame presentation:style-name="pr14" draw:layer="layout" svg:width="25.199cm" svg:height="14.963cm" svg:x="1.4cm" svg:y="3.81cm" presentation:class="outline" presentation:user-transformed="true">
          <draw:text-box>
            <text:list text:style-name="L3">
              <text:list-item>
                <text:p>Next, we check to see if there is a <text:span text:style-name="T2">main effect</text:span> between <text:span text:style-name="T4">study time</text:span> and <text:span text:style-name="T4">exam performance</text:span></text:p>
                <text:list>
                  <text:list-item>
                    <text:p>If not, then there is <text:span text:style-name="T2">no</text:span> relationship to be mediated!</text:p>
                  </text:list-item>
                </text:list>
              </text:list-item>
              <text:list-item>
                <text:p><text:span text:style-name="T12">Data Analysis</text:span> → <text:span text:style-name="T12">Regression</text:span>:</text:p>
                <text:list>
                  <text:list-item>
                    <text:p><text:span text:style-name="T12">Y</text:span>: <text:span text:style-name="T4">ExamScore</text:span></text:p>
                  </text:list-item>
                  <text:list-item>
                    <text:p><text:span text:style-name="T12">X</text:span>: <text:span text:style-name="T4">StudyTime</text:span></text:p>
                  </text:list-item>
                  <text:list-item>
                    <text:p>If we had any <text:span text:style-name="T2">other</text:span> predictors (including other <text:span text:style-name="T2">moderators</text:span>), we'd include them according to their blocks</text:p>
                  </text:list-item>
                </text:list>
              </text:list-item>
              <text:list-item>
                <text:p>Result: <text:span text:style-name="T13">R</text:span><text:span text:style-name="T14">2</text:span><text:span text:style-name="T15"> = </text:span><text:span text:style-name="T16">.157</text:span><text:span text:style-name="T15">, </text:span><text:span text:style-name="T17">F</text:span><text:span text:style-name="T15">(</text:span><text:span text:style-name="T16">1,101</text:span><text:span text:style-name="T15">) = </text:span><text:span text:style-name="T16">18.9</text:span><text:span text:style-name="T15">, </text:span><text:span text:style-name="T17">p</text:span><text:span text:style-name="T18"> &lt; </text:span><text:span text:style-name="T19">.001</text:span></text:p>
                <text:list>
                  <text:list-item>
                    <text:p>Slope: <text:span text:style-name="T4">β</text:span> = <text:span text:style-name="T20">.397</text:span>, <text:span text:style-name="T13">p</text:span> &lt; <text:span text:style-name="T20">.001</text:span></text:p>
                  </text:list-item>
                </text:list>
              </text:list-item>
            </text:list>
          </draw:text-box>
        </draw:frame>
        <draw:g>
          <draw:custom-shape draw:style-name="gr14" draw:text-style-name="P13" xml:id="id4" draw:id="id4" draw:layer="layout" svg:width="1.672cm" svg:height="1.062cm" svg:x="20.934cm" svg:y="0.208cm">
            <text:p text:style-name="P9"><text:span text:style-name="T2">IV</text:span></text:p>
            <draw:enhanced-geometry svg:viewBox="0 0 21600 21600" draw:path-stretchpoint-x="10800" draw:path-stretchpoint-y="10800" draw:text-areas="?f3 ?f4 ?f5 ?f6" draw:type="round-rectangle" draw:modifiers="6593.863099921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3" xml:id="id6" draw:id="id6" draw:layer="layout" svg:width="1.672cm" svg:height="1.062cm" svg:x="26.134cm" svg:y="0.208cm">
            <text:p text:style-name="P9"><text:span text:style-name="T2">DV</text:span></text:p>
            <draw:enhanced-geometry svg:viewBox="0 0 21600 21600" draw:path-stretchpoint-x="10800" draw:path-stretchpoint-y="10800" draw:text-areas="?f3 ?f4 ?f5 ?f6" draw:type="round-rectangle" draw:modifiers="6593.863099921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9" xml:id="id5" draw:id="id5" draw:layer="layout" svg:width="1.766cm" svg:height="1.062cm" svg:x="23.534cm" svg:y="1.908cm">
            <text:p text:style-name="P9">Med</text:p>
            <draw:enhanced-geometry svg:viewBox="0 0 21600 21600" draw:path-stretchpoint-x="10800" draw:path-stretchpoint-y="10800" draw:text-areas="?f3 ?f4 ?f5 ?f6" draw:type="round-rectangle" draw:modifiers="6593.863099921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6" draw:layer="layout" draw:type="line" svg:x1="21.77cm" svg:y1="1.27cm" svg:x2="23.534cm" svg:y2="2.439cm" draw:start-shape="id4" draw:start-glue-point="2" draw:end-shape="id5" draw:end-glue-point="3" svg:d="m21770 1270 1764 1169">
            <text:p/>
          </draw:connector>
          <draw:connector draw:style-name="gr17" draw:text-style-name="P14" draw:layer="layout" draw:type="line" svg:x1="22.606cm" svg:y1="0.739cm" svg:x2="26.134cm" svg:y2="0.739cm" draw:start-shape="id4" draw:start-glue-point="1" draw:end-shape="id6" draw:end-glue-point="3" svg:d="m22606 739h3528">
            <text:p/>
          </draw:connector>
          <draw:connector draw:style-name="gr16" draw:layer="layout" draw:type="line" svg:x1="25.3cm" svg:y1="2.439cm" svg:x2="26.97cm" svg:y2="1.27cm" draw:start-shape="id5" draw:start-glue-point="1" draw:end-shape="id6" draw:end-glue-point="2" svg:d="m25300 2439 1670-1169">
            <text:p/>
          </draw:connector>
        </draw:g>
        <presentation:notes draw:style-name="dp4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177cm" svg:x="1cm" svg:y="0.037cm" presentation:class="title">
          <draw:text-box>
            <text:p>Step 2: IV → Med</text:p>
          </draw:text-box>
        </draw:frame>
        <draw:frame presentation:style-name="pr14" draw:layer="layout" svg:width="25.199cm" svg:height="14.963cm" svg:x="1.4cm" svg:y="3.81cm" presentation:class="outline">
          <draw:text-box>
            <text:list text:style-name="L3">
              <text:list-item>
                <text:p>Now we must evaluate the relationship between the <text:span text:style-name="T2">predictor</text:span> and the <text:span text:style-name="T2">mediator</text:span>:</text:p>
              </text:list-item>
              <text:list-item>
                <text:p><text:span text:style-name="T12">Data Analysis</text:span> → <text:span text:style-name="T12">Regression</text:span>:</text:p>
                <text:list>
                  <text:list-item>
                    <text:p><text:span text:style-name="T12">Y</text:span>: <text:span text:style-name="T4">Anxiety</text:span></text:p>
                  </text:list-item>
                  <text:list-item>
                    <text:p><text:span text:style-name="T12">X</text:span>: <text:span text:style-name="T4">StudyTime</text:span></text:p>
                  </text:list-item>
                  <text:list-item>
                    <text:p>For this side analysis, we don't need any other variables, just simple regression</text:p>
                  </text:list-item>
                </text:list>
              </text:list-item>
              <text:list-item>
                <text:p>Result: <text:span text:style-name="T13">R</text:span><text:span text:style-name="T14">2</text:span><text:span text:style-name="T15"> = </text:span><text:span text:style-name="T16">.503</text:span><text:span text:style-name="T15">, </text:span><text:span text:style-name="T17">F</text:span><text:span text:style-name="T15">(</text:span><text:span text:style-name="T16">1,101</text:span><text:span text:style-name="T15">) = </text:span><text:span text:style-name="T16">102.2</text:span><text:span text:style-name="T15">, </text:span><text:span text:style-name="T17">p</text:span><text:span text:style-name="T18"> &lt; </text:span><text:span text:style-name="T19">.001</text:span></text:p>
                <text:list>
                  <text:list-item>
                    <text:p>Slope: <text:span text:style-name="T4">β</text:span> = <text:span text:style-name="T20">-.709</text:span>, <text:span text:style-name="T13">p</text:span> &lt; <text:span text:style-name="T20">.001</text:span></text:p>
                  </text:list-item>
                </text:list>
              </text:list-item>
            </text:list>
          </draw:text-box>
        </draw:frame>
        <draw:g>
          <draw:custom-shape draw:style-name="gr14" draw:text-style-name="P13" xml:id="id7" draw:id="id7" draw:layer="layout" svg:width="1.672cm" svg:height="1.062cm" svg:x="20.934cm" svg:y="0.208cm">
            <text:p text:style-name="P9"><text:span text:style-name="T2">IV</text:span></text:p>
            <draw:enhanced-geometry svg:viewBox="0 0 21600 21600" draw:path-stretchpoint-x="10800" draw:path-stretchpoint-y="10800" draw:text-areas="?f3 ?f4 ?f5 ?f6" draw:type="round-rectangle" draw:modifiers="6593.863099921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9" xml:id="id9" draw:id="id9" draw:layer="layout" svg:width="1.672cm" svg:height="1.062cm" svg:x="26.134cm" svg:y="0.208cm">
            <text:p text:style-name="P9">DV</text:p>
            <draw:enhanced-geometry svg:viewBox="0 0 21600 21600" draw:path-stretchpoint-x="10800" draw:path-stretchpoint-y="10800" draw:text-areas="?f3 ?f4 ?f5 ?f6" draw:type="round-rectangle" draw:modifiers="6593.863099921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3" xml:id="id8" draw:id="id8" draw:layer="layout" svg:width="1.766cm" svg:height="1.062cm" svg:x="23.534cm" svg:y="1.908cm">
            <text:p text:style-name="P9"><text:span text:style-name="T2">Med</text:span></text:p>
            <draw:enhanced-geometry svg:viewBox="0 0 21600 21600" draw:path-stretchpoint-x="10800" draw:path-stretchpoint-y="10800" draw:text-areas="?f3 ?f4 ?f5 ?f6" draw:type="round-rectangle" draw:modifiers="6593.863099921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7" draw:text-style-name="P14" draw:layer="layout" draw:type="line" svg:x1="21.77cm" svg:y1="1.27cm" svg:x2="23.534cm" svg:y2="2.439cm" draw:start-shape="id7" draw:start-glue-point="2" draw:end-shape="id8" draw:end-glue-point="3" svg:d="m21770 1270 1764 1169">
            <text:p/>
          </draw:connector>
          <draw:connector draw:style-name="gr16" draw:layer="layout" draw:type="line" svg:x1="22.606cm" svg:y1="0.739cm" svg:x2="26.134cm" svg:y2="0.739cm" draw:start-shape="id7" draw:start-glue-point="1" draw:end-shape="id9" draw:end-glue-point="3" svg:d="m22606 739h3528">
            <text:p/>
          </draw:connector>
          <draw:connector draw:style-name="gr16" draw:layer="layout" draw:type="line" svg:x1="25.3cm" svg:y1="2.439cm" svg:x2="26.97cm" svg:y2="1.27cm" draw:start-shape="id8" draw:start-glue-point="1" draw:end-shape="id9" draw:end-glue-point="2" svg:d="m25300 2439 1670-1169">
            <text:p/>
          </draw:connector>
        </draw:g>
        <presentation:notes draw:style-name="dp4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177cm" svg:x="1cm" svg:y="0.037cm" presentation:class="title">
          <draw:text-box>
            <text:p>Step 3: Full model</text:p>
          </draw:text-box>
        </draw:frame>
        <draw:frame presentation:style-name="pr14" draw:layer="layout" svg:width="25.199cm" svg:height="15.246cm" svg:x="1.4cm" svg:y="3.81cm" presentation:class="outline" presentation:user-transformed="true">
          <draw:text-box>
            <text:list text:style-name="L3">
              <text:list-item>
                <text:p>Run the <text:span text:style-name="T2">full</text:span> regression model, now including the <text:span text:style-name="T4">mediator</text:span> in same block with the <text:span text:style-name="T4">predictor</text:span>:</text:p>
              </text:list-item>
              <text:list-item>
                <text:p><text:span text:style-name="T12">Data Analysis</text:span> → <text:span text:style-name="T12">Regression</text:span>:</text:p>
                <text:list>
                  <text:list-item>
                    <text:p><text:span text:style-name="T12">Y</text:span>: <text:span text:style-name="T4">ExamScore</text:span></text:p>
                  </text:list-item>
                  <text:list-item>
                    <text:p><text:span text:style-name="T12">X</text:span>: <text:span text:style-name="T4">StudyTime, Anxiety</text:span></text:p>
                  </text:list-item>
                  <text:list-item>
                    <text:p>Any <text:span text:style-name="T2">other</text:span> predictors/moderators would be included according to plan</text:p>
                  </text:list-item>
                </text:list>
              </text:list-item>
              <text:list-item>
                <text:p>Result: <text:span text:style-name="T13">R</text:span><text:span text:style-name="T14">2</text:span><text:span text:style-name="T15"> = </text:span><text:span text:style-name="T16">.209</text:span><text:span text:style-name="T15">, </text:span><text:span text:style-name="T17">F</text:span><text:span text:style-name="T15">(</text:span><text:span text:style-name="T16">2,100</text:span><text:span text:style-name="T15">) = </text:span><text:span text:style-name="T16">13.2</text:span><text:span text:style-name="T15">, </text:span><text:span text:style-name="T17">p</text:span><text:span text:style-name="T18"> &lt; </text:span><text:span text:style-name="T19">.001</text:span></text:p>
                <text:list>
                  <text:list-item>
                    <text:p><text:span text:style-name="T4">Anxiety</text:span>: <text:span text:style-name="T4">β</text:span> = <text:span text:style-name="T20">-.321</text:span>, <text:span text:style-name="T13">p</text:span><text:span text:style-name="T21"> = </text:span><text:span text:style-name="T22">.012</text:span></text:p>
                    <text:list>
                      <text:list-item>
                        <text:p>The <text:span text:style-name="T4">mediator</text:span> is <text:span text:style-name="T2">significant</text:span></text:p>
                      </text:list-item>
                    </text:list>
                  </text:list-item>
                  <text:list-item>
                    <text:p><text:span text:style-name="T4">StudyTime</text:span>: <text:span text:style-name="T4">β</text:span> = <text:span text:style-name="T20">.169</text:span>, <text:span text:style-name="T13">p</text:span><text:span text:style-name="T5"> </text:span>= <text:span text:style-name="T20">.184</text:span></text:p>
                    <text:list>
                      <text:list-item>
                        <text:p>But the <text:span text:style-name="T4">predictor </text:span>is <text:span text:style-name="T2">no longer significa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14" draw:text-style-name="P13" xml:id="id10" draw:id="id10" draw:layer="layout" svg:width="1.672cm" svg:height="1.062cm" svg:x="20.934cm" svg:y="0.208cm">
            <text:p text:style-name="P9"><text:span text:style-name="T2">IV</text:span></text:p>
            <draw:enhanced-geometry svg:viewBox="0 0 21600 21600" draw:path-stretchpoint-x="10800" draw:path-stretchpoint-y="10800" draw:text-areas="?f3 ?f4 ?f5 ?f6" draw:type="round-rectangle" draw:modifiers="6593.863099921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3" xml:id="id12" draw:id="id12" draw:layer="layout" svg:width="1.672cm" svg:height="1.062cm" svg:x="26.134cm" svg:y="0.208cm">
            <text:p text:style-name="P9"><text:span text:style-name="T2">DV</text:span></text:p>
            <draw:enhanced-geometry svg:viewBox="0 0 21600 21600" draw:path-stretchpoint-x="10800" draw:path-stretchpoint-y="10800" draw:text-areas="?f3 ?f4 ?f5 ?f6" draw:type="round-rectangle" draw:modifiers="6593.863099921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3" xml:id="id11" draw:id="id11" draw:layer="layout" svg:width="1.766cm" svg:height="1.062cm" svg:x="23.534cm" svg:y="1.908cm">
            <text:p text:style-name="P9"><text:span text:style-name="T2">Med</text:span></text:p>
            <draw:enhanced-geometry svg:viewBox="0 0 21600 21600" draw:path-stretchpoint-x="10800" draw:path-stretchpoint-y="10800" draw:text-areas="?f3 ?f4 ?f5 ?f6" draw:type="round-rectangle" draw:modifiers="6593.863099921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6" draw:layer="layout" draw:type="line" svg:x1="21.77cm" svg:y1="1.27cm" svg:x2="23.534cm" svg:y2="2.439cm" draw:start-shape="id10" draw:start-glue-point="2" draw:end-shape="id11" draw:end-glue-point="3" svg:d="m21770 1270 1764 1169">
            <text:p/>
          </draw:connector>
          <draw:connector draw:style-name="gr18" draw:text-style-name="P14" draw:layer="layout" draw:type="line" svg:x1="22.606cm" svg:y1="0.739cm" svg:x2="26.134cm" svg:y2="0.739cm" draw:start-shape="id10" draw:start-glue-point="1" draw:end-shape="id12" draw:end-glue-point="3" svg:d="m22606 739h3528">
            <text:p/>
          </draw:connector>
          <draw:connector draw:style-name="gr17" draw:text-style-name="P14" draw:layer="layout" draw:type="line" svg:x1="25.3cm" svg:y1="2.439cm" svg:x2="26.97cm" svg:y2="1.27cm" draw:start-shape="id11" draw:start-glue-point="1" draw:end-shape="id12" draw:end-glue-point="2" svg:d="m25300 2439 1670-1169">
            <text:p/>
          </draw:connector>
        </draw:g>
        <presentation:notes draw:style-name="dp4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177cm" svg:x="1cm" svg:y="0.037cm" presentation:class="title" presentation:user-transformed="true">
          <draw:text-box>
            <text:p>Exam Anxiety: block diagram</text:p>
          </draw:text-box>
        </draw:frame>
        <draw:custom-shape draw:style-name="gr4" draw:text-style-name="P10" xml:id="id13" draw:id="id13" draw:layer="layout" svg:width="4.948cm" svg:height="2.54cm" svg:x="0.64cm" svg:y="5.825cm">
          <text:p text:style-name="P9"><text:span text:style-name="T7">Study</text:span><text:span text:style-name="T7"><text:line-break/></text:span><text:span text:style-name="T7">T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xml:id="id14" draw:id="id14" draw:layer="layout" svg:width="5.167cm" svg:height="2.54cm" svg:x="22.098cm" svg:y="5.825cm">
          <text:p text:style-name="P9"><text:span text:style-name="T7">Exam</text:span></text:p>
          <text:p text:style-name="P9"><text:span text:style-name="T7">S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xml:id="id15" draw:id="id15" draw:layer="layout" svg:width="5.715cm" svg:height="2.81cm" svg:x="11.195cm" svg:y="11.97cm">
          <text:p text:style-name="P9"><text:span text:style-name="T7">Exam</text:span></text:p>
          <text:p text:style-name="P9"><text:span text:style-name="T7">Anxie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9" draw:layer="layout" draw:type="line" svg:x1="5.588cm" svg:y1="7.095cm" svg:x2="22.098cm" svg:y2="7.095cm" draw:start-shape="id13" draw:start-glue-point="1" draw:end-shape="id14" draw:end-glue-point="3" svg:d="m5588 7095h16510">
          <text:p/>
        </draw:connector>
        <draw:connector draw:style-name="gr7" draw:text-style-name="P9" draw:layer="layout" draw:type="curve" svg:x1="16.91cm" svg:y1="13.375cm" svg:x2="22.098cm" svg:y2="7.095cm" draw:start-shape="id15" draw:start-glue-point="1" draw:end-shape="id14" draw:end-glue-point="3" svg:d="m16910 13375c3891 0 1297-6280 5188-6280">
          <text:p/>
        </draw:connector>
        <draw:connector draw:style-name="gr7" draw:text-style-name="P9" draw:layer="layout" draw:type="curve" svg:x1="5.588cm" svg:y1="7.095cm" svg:x2="11.195cm" svg:y2="13.375cm" draw:start-shape="id13" draw:start-glue-point="1" draw:end-shape="id15" draw:end-glue-point="3" svg:d="m5588 7095c4206 0 1403 6280 5607 6280">
          <text:p/>
        </draw:connector>
        <draw:frame draw:style-name="gr19" draw:text-style-name="P15" draw:layer="layout" svg:width="8.636cm" svg:height="1.253cm" svg:x="9.514cm" svg:y="7.278cm">
          <draw:text-box>
            <text:p text:style-name="P9"><text:span text:style-name="T23">β = .169, </text:span><text:span text:style-name="T24">p</text:span><text:span text:style-name="T23"> = .184</text:span></text:p>
          </draw:text-box>
        </draw:frame>
        <draw:frame draw:style-name="gr20" draw:text-style-name="P16" draw:layer="layout" svg:width="4.869cm" svg:height="2.155cm" svg:x="3.416cm" svg:y="10.352cm">
          <draw:text-box>
            <text:p text:style-name="P9"><text:span text:style-name="T25">β = -.709,</text:span><text:span text:style-name="T25"><text:line-break/></text:span><text:span text:style-name="T10">p</text:span><text:span text:style-name="T25"> &lt; .001</text:span></text:p>
          </draw:text-box>
        </draw:frame>
        <draw:frame draw:style-name="gr20" draw:text-style-name="P16" draw:layer="layout" svg:width="4.869cm" svg:height="2.155cm" svg:x="19.596cm" svg:y="10.253cm">
          <draw:text-box>
            <text:p text:style-name="P9"><text:span text:style-name="T25">β = -.321,</text:span></text:p>
            <text:p text:style-name="P9"><text:span text:style-name="T10">p</text:span><text:span text:style-name="T25"> = .012</text:span></text:p>
          </draw:text-box>
        </draw:frame>
        <draw:connector draw:style-name="gr11" draw:text-style-name="P9" draw:layer="layout" draw:type="line" svg:x1="6.479cm" svg:y1="6.158cm" svg:x2="21.044cm" svg:y2="6.232cm" svg:d="m6479 6158 14565 74">
          <text:p/>
        </draw:connector>
        <draw:frame draw:style-name="gr21" draw:text-style-name="P16" draw:layer="layout" svg:width="8.88cm" svg:height="1.253cm" svg:x="9.216cm" svg:y="4.722cm">
          <draw:text-box>
            <text:p text:style-name="P9"><text:span text:style-name="T25">β = .397, </text:span><text:span text:style-name="T10">p</text:span><text:span text:style-name="T25"> &lt; .001</text:span></text:p>
          </draw:text-box>
        </draw:frame>
        <draw:frame presentation:style-name="pr15" draw:layer="layout" svg:width="25.199cm" svg:height="3.695cm" svg:x="1.4cm" svg:y="15.24cm" presentation:class="outline" presentation:user-transformed="true">
          <draw:text-box>
            <text:list text:style-name="L3">
              <text:list-item>
                <text:p><text:span text:style-name="T4">Study time</text:span> influences <text:span text:style-name="T4">exam performance</text:span> <text:span text:style-name="T2">indirectly</text:span>, via the mediator of <text:span text:style-name="T4">exam anxiety</text:span></text:p>
              </text:list-item>
              <text:list-item>
                <text:p><text:span text:style-name="T11">Report </text:span><text:span text:style-name="T26">p</text:span><text:span text:style-name="T27">-values</text:span><text:span text:style-name="T28"> and </text:span><text:span text:style-name="T27">effect sizes</text:span><text:span text:style-name="T28"> (β, </text:span><text:span text:style-name="T29">R</text:span><text:span text:style-name="T30">2</text:span><text:span text:style-name="T28">)</text:span></text:p>
              </text:list-item>
            </text:list>
          </draw:text-box>
        </draw:frame>
        <presentation:notes draw:style-name="dp4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177cm" svg:x="1cm" svg:y="0.037cm" presentation:class="title">
          <draw:text-box>
            <text:p>Interpreting Mediators</text:p>
          </draw:text-box>
        </draw:frame>
        <draw:frame presentation:style-name="pr14" draw:layer="layout" svg:width="25.199cm" svg:height="14.963cm" svg:x="1.4cm" svg:y="3.81cm" presentation:class="outline">
          <draw:text-box>
            <text:list text:style-name="L3">
              <text:list-item>
                <text:p>Conclude that what <text:span text:style-name="T2">appeared</text:span> to be a real relationship between the <text:span text:style-name="T4">predictor</text:span> and <text:span text:style-name="T4">outcome</text:span> is actually an <text:span text:style-name="T2">indirect</text:span> relationship,<text:line-break/>and due to the <text:span text:style-name="T4">mediator</text:span> variable.</text:p>
              </text:list-item>
              <text:list-item>
                <text:p>Report:</text:p>
                <text:list>
                  <text:list-item>
                    <text:p><text:span text:style-name="T2">Relationships</text:span> (<text:span text:style-name="T12">β</text:span>,<text:span text:style-name="T12"> </text:span><text:span text:style-name="T31">R</text:span><text:span text:style-name="T32">2</text:span>) between the <text:span text:style-name="T4">predictor</text:span> and the <text:span text:style-name="T4">outcome</text:span> variable <text:span text:style-name="T2">before</text:span> and <text:span text:style-name="T2">after</text:span> the <text:span text:style-name="T4">mediator</text:span> is entered into the model</text:p>
                  </text:list-item>
                  <text:list-item>
                    <text:p><text:span text:style-name="T2">Relationships</text:span> between the <text:span text:style-name="T4">mediator</text:span> and <text:span text:style-name="T4">predictor</text:span>, and between <text:span text:style-name="T4">mediator</text:span> and <text:span text:style-name="T4">outcome</text:span> variable (in the final model)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7" draw:style-name="gr22" draw:text-style-name="P7" draw:layer="layout" svg:width="9.356cm" svg:height="1.397cm" svg:x="12.229cm" svg:y="26.538cm">
            <text:list text:style-name="L4">
              <text:list-header>
                <text:p text:style-name="P1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968cm" svg:height="10.476cm" svg:x="3.81cm" svg:y="2.123cm" draw:page-number="12" presentation:class="page"/>
          <draw:frame presentation:style-name="pr9" draw:text-style-name="P8" draw:layer="layout" svg:width="17.272cm" svg:height="12.574cm" svg:x="2.158cm" svg:y="13.271cm" presentation:class="notes" presentation:user-transformed="true">
            <draw:text-box>
              <text:p/>
            </draw:text-box>
          </draw:frame>
        </presentation:notes>
      </draw:page>
      <draw:page draw:name="Jose’s site for mediation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177cm" svg:x="1cm" svg:y="0.037cm" presentation:class="title" presentation:user-transformed="true">
          <draw:text-box>
            <text:p>Further reading</text:p>
          </draw:text-box>
        </draw:frame>
        <draw:frame presentation:style-name="pr14" draw:layer="layout" svg:width="25.199cm" svg:height="14.963cm" svg:x="1.4cm" svg:y="3.81cm" presentation:class="outline">
          <draw:text-box>
            <text:list text:style-name="L3">
              <text:list-item>
                <text:p>Paul Jose's <text:span text:style-name="T3"><text:a xlink:href="http://www.victoria.ac.nz/psyc/paul-jose-files/medgraph/medgraph.php">MedGraph</text:a></text:span>:</text:p>
                <text:list>
                  <text:list-item>
                    <text:p>Tool to <text:span text:style-name="T2">visualize</text:span> the mediation relationship</text:p>
                  </text:list-item>
                </text:list>
              </text:list-item>
              <text:list-item>
                <text:p><text:span text:style-name="T3"><text:a xlink:href="http://people.ku.edu/~preacher/sobel/sobel.htm">Sobel test</text:a></text:span>: <text:span text:style-name="T2">significance</text:span> test for mediation</text:p>
                <text:list>
                  <text:list-item>
                    <text:p>Limited power (overly conservative)<text:line-break/>due to normality assumption</text:p>
                  </text:list-item>
                </text:list>
              </text:list-item>
              <text:list-item>
                <text:p>MacArthur model of moderation+mediation</text:p>
              </text:list-item>
            </text:list>
          </draw:text-box>
        </draw:frame>
        <presentation:notes draw:style-name="dp4" presentation:use-date-time-name="dtd2">
          <draw:custom-shape draw:name="Rectangle 7" draw:style-name="gr23" draw:text-style-name="P7" draw:layer="layout" svg:width="9.356cm" svg:height="1.397cm" svg:x="12.229cm" svg:y="26.538cm">
            <text:list text:style-name="L4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968cm" svg:height="10.476cm" svg:x="3.81cm" svg:y="2.123cm" draw:page-number="13" presentation:class="page"/>
          <draw:frame presentation:style-name="pr9" draw:text-style-name="P8" draw:layer="layout" svg:width="17.272cm" svg:height="12.574cm" svg:x="2.158cm" svg:y="13.271cm" presentation:class="notes" presentation:user-transformed="true">
            <draw:text-box>
              <text:p/>
            </draw:text-box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layer="layout" svg:width="25.199cm" svg:height="3.177cm" svg:x="1cm" svg:y="0.337cm" presentation:class="title">
          <draw:text-box>
            <text:p>TODO</text:p>
          </draw:text-box>
        </draw:frame>
        <draw:frame presentation:style-name="pr17" draw:layer="layout" svg:width="25.199cm" svg:height="14.266cm" svg:x="1.4cm" svg:y="4.507cm" presentation:class="outline" presentation:user-transformed="true">
          <draw:text-box>
            <text:list text:style-name="L3">
              <text:list-item>
                <text:p><text:span text:style-name="T2">HW8</text:span><text:span text:style-name="T4"> </text:span><text:span text:style-name="T11">(ch15,12): due</text:span><text:span text:style-name="T4"> Thu</text:span></text:p>
              </text:list-item>
              <text:list-item>
                <text:p><text:span text:style-name="T2">Projects</text:span><text:span text:style-name="T11">:</text:span></text:p>
                <text:list>
                  <text:list-item>
                    <text:p><text:span text:style-name="T11">Presentations</text:span><text:span text:style-name="T4"> next week</text:span><text:span text:style-name="T11">!</text:span></text:p>
                  </text:list-item>
                  <text:list-item>
                    <text:p><text:span text:style-name="T11">Email me for time slot if you haven't already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4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h" style:country-asian="TW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102cm" svg:stroke-color="#ffffff" draw:marker-start-width="0.352cm" draw:marker-start-center="false" draw:marker-end-width="0.352cm" draw:marker-end-center="false" draw:fill="none" draw:fill-color="#e6e6e6" draw:fill-gradient-name="Gradient_20_7" draw:fill-hatch-name="Hatch_20_4" draw:fill-image-name="Bitmape_20_5" draw:fill-image-width="0cm" draw:fill-image-height="0cm" draw:textarea-horizontal-align="center" draw:textarea-vertical-align="middle" fo:padding-top="0.175cm" fo:padding-bottom="0.175cm" fo:padding-left="0.3cm" fo:padding-right="0.3cm" draw:shadow="hidden" draw:shadow-offset-x="0.305cm" draw:shadow-offset-y="0.305cm" draw:shadow-color="#808080" draw:line-distance="0.762cm">
        <text:list-style style:name="standard">
          <text:list-level-style-bullet text:level="1" text:bullet-char="●">
            <style:list-level-properties text:space-before="0.254cm" text:min-label-width="0.508cm"/>
            <style:text-properties fo:font-family="StarSymbol" style:font-charset="x-symbol" fo:color="#ffffff" fo:font-size="85%"/>
          </text:list-level-style-bullet>
          <text:list-level-style-bullet text:level="2" text:bullet-char="●">
            <style:list-level-properties text:space-before="0.508cm" text:min-label-width="0.508cm"/>
            <style:text-properties fo:font-family="StarSymbol" style:font-charset="x-symbol" fo:color="#ffffff" fo:font-size="85%"/>
          </text:list-level-style-bullet>
          <text:list-level-style-bullet text:level="3" text:bullet-char="●">
            <style:list-level-properties text:space-before="0.762cm" text:min-label-width="0.508cm"/>
            <style:text-properties fo:font-family="StarSymbol" style:font-charset="x-symbol" fo:color="#ffffff" fo:font-size="85%"/>
          </text:list-level-style-bullet>
          <text:list-level-style-bullet text:level="4" text:bullet-char="●">
            <style:list-level-properties text:space-before="1.016cm" text:min-label-width="0.508cm"/>
            <style:text-properties fo:font-family="StarSymbol" style:font-charset="x-symbol" fo:color="#ffffff" fo:font-size="85%"/>
          </text:list-level-style-bullet>
          <text:list-level-style-bullet text:level="5" text:bullet-char="●">
            <style:list-level-properties text:space-before="1.27cm" text:min-label-width="0.508cm"/>
            <style:text-properties fo:font-family="StarSymbol" style:font-charset="x-symbol" fo:color="#ffffff" fo:font-size="85%"/>
          </text:list-level-style-bullet>
          <text:list-level-style-bullet text:level="6" text:bullet-char="●">
            <style:list-level-properties text:space-before="1.524cm" text:min-label-width="0.508cm"/>
            <style:text-properties fo:font-family="StarSymbol" style:font-charset="x-symbol" fo:color="#ffffff" fo:font-size="85%"/>
          </text:list-level-style-bullet>
          <text:list-level-style-bullet text:level="7" text:bullet-char="●">
            <style:list-level-properties text:space-before="1.778cm" text:min-label-width="0.508cm"/>
            <style:text-properties fo:font-family="StarSymbol" style:font-charset="x-symbol" fo:color="#ffffff" fo:font-size="85%"/>
          </text:list-level-style-bullet>
          <text:list-level-style-bullet text:level="8" text:bullet-char="●">
            <style:list-level-properties text:space-before="2.032cm" text:min-label-width="0.508cm"/>
            <style:text-properties fo:font-family="StarSymbol" style:font-charset="x-symbol" fo:color="#ffffff" fo:font-size="85%"/>
          </text:list-level-style-bullet>
          <text:list-level-style-bullet text:level="9" text:bullet-char="●">
            <style:list-level-properties text:space-before="2.286cm" text:min-label-width="0.508cm"/>
            <style:text-properties fo:font-family="StarSymbol" style:font-charset="x-symbol" fo:color="#ffffff" fo:font-size="85%"/>
          </text:list-level-style-bullet>
          <text:list-level-style-bullet text:level="10" text:bullet-char="●">
            <style:list-level-properties text:space-before="2.54cm" text:min-label-width="0.508cm"/>
            <style:text-properties fo:font-family="StarSymbol" style:font-charset="x-symbol" fo:color="#ffffff" fo:font-size="8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DejaVu Sans'" style:font-style-name="Book" style:font-family-generic="swiss" style:font-pitch="variable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AR PL UKai TW'" style:font-style-name-asian="Book" style:font-pitch-asian="variable" style:font-size-asian="18pt" style:language-asian="zh" style:country-asian="TW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02cm" svg:stroke-color="#ffffff" draw:marker-start="Arrow" draw:marker-start-width="0.635cm" draw:marker-start-center="true" draw:marker-end-width="0.229cm"/>
    </style:style>
    <style:style style:name="objectwithshadow" style:family="graphic" style:parent-style-name="standard">
      <style:graphic-properties draw:shadow="visible" draw:shadow-offset-x="0.203cm" draw:shadow-offset-y="0.203cm" draw:shadow-color="#808080" draw:shadow-opacity="50%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Ultrafine_20_Dashed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279cm" fo:margin-bottom="0.203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279cm" fo:margin-bottom="0.203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279cm" fo:margin-bottom="0.203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102cm" svg:stroke-color="#ffffff" draw:marker-start="Arrow" draw:marker-start-width="0.356cm" draw:marker-end="Arrow" draw:marker-end-width="0.356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textarea-vertical-align="middle" draw:shadow="hidden" draw:shadow-offset-x="0.305cm" draw:shadow-offset-y="0.305cm" draw:shadow-color="#808080" draw:shadow-opacity="50%"/>
      <style:paragraph-properties fo:text-align="center">
        <style:tab-stops/>
      </style:paragraph-properties>
      <style:text-properties fo:color="#e6e6e6" fo:font-family="'DejaVu Sans'" style:font-style-name="Bold" style:font-family-generic="swiss" style:font-pitch="variable" fo:font-size="14pt" fo:text-shadow="none" fo:font-weight="bold" style:font-family-asian="'AR PL UKai TW'" style:font-style-name-asian="Book" style:font-pitch-asian="variabl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➤">
            <style:list-level-properties text:space-before="4.2cm" text:min-label-width="0.6cm"/>
            <style:text-properties fo:font-family="'DejaVu Sans'" style:font-style-name="Book" style:font-family-generic="swiss" fo:color="#0099ff" fo:font-size="8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3cm" fo:text-indent="0cm">
        <style:tab-stops/>
      </style:paragraph-properties>
      <style:text-properties fo:color="#ffffff" style:text-outline="false" style:text-line-through-style="none" fo:font-family="'DejaVu Sans'" style:font-style-name="Book" style:font-family-generic="swiss" style:font-pitch="variable" fo:font-size="28pt" fo:font-style="normal" fo:text-shadow="none" style:text-underline-style="none" fo:font-weight="normal" style:font-family-asian="'AR PL UKai TW'" style:font-style-name-asian="Book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254cm" fo:text-indent="-0.8cm"/>
      <style:text-properties fo:font-size="26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254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left" draw:textarea-vertical-align="middle" draw:auto-grow-height="false" fo:wrap-option="wrap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>
        <style:tab-stops/>
      </style:paragraph-properties>
      <style:text-properties fo:color="#ffff00" style:text-outline="false" style:text-line-through-style="none" fo:font-family="'DejaVu Sans'" style:font-style-name="Bold" style:font-family-generic="swiss" style:font-pitch="variable" fo:font-size="40pt" fo:font-style="normal" fo:text-shadow="1pt 1pt" style:text-underline-style="none" fo:font-weight="bold" style:font-family-asian="'AR PL UKai TW'" style:font-style-name-asian="Book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5f_Template-background" style:display-name="TWU_Template-background" style:family="presentation">
      <style:graphic-properties draw:stroke="none" draw:fill="bitmap" draw:fill-image-name="TWU_20_Swoosh" style:repeat="stretch"/>
    </style:style>
    <style:style style:name="TWU_5f_Template-backgroundobjects" style:display-name="TWU_Template-backgroundobjects" style:family="presentation">
      <style:graphic-properties draw:shadow="hidden" draw:shadow-offset-x="0.3cm" draw:shadow-offset-y="0.3cm" draw:shadow-color="#808080"/>
    </style:style>
    <style:style style:name="TWU_5f_Template-notes" style:display-name="TWU_Template-notes" style:family="presentation">
      <style:graphic-properties draw:stroke="none" draw:fill="none">
        <text:list-style style:name="TWU_5f_Template-notes" style:display-name="TWU_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5f_Template-outline1" style:display-name="TWU_Template-outline1" style:family="presentation">
      <style:graphic-properties draw:stroke="none" draw:fill="none">
        <text:list-style style:name="TWU_5f_Template-outline1" style:display-name="TWU_Templat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5f_Template-outline2" style:display-name="TWU_Template-outline2" style:family="presentation" style:parent-style-name="TWU_5f_Templat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5f_Template-outline3" style:display-name="TWU_Template-outline3" style:family="presentation" style:parent-style-name="TWU_5f_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5f_Template-outline4" style:display-name="TWU_Template-outline4" style:family="presentation" style:parent-style-name="TWU_5f_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5f_Template-outline5" style:display-name="TWU_Template-outline5" style:family="presentation" style:parent-style-name="TWU_5f_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5f_Template-outline6" style:display-name="TWU_Template-outline6" style:family="presentation" style:parent-style-name="TWU_5f_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5f_Template-outline7" style:display-name="TWU_Template-outline7" style:family="presentation" style:parent-style-name="TWU_5f_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5f_Template-outline8" style:display-name="TWU_Template-outline8" style:family="presentation" style:parent-style-name="TWU_5f_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5f_Template-outline9" style:display-name="TWU_Template-outline9" style:family="presentation" style:parent-style-name="TWU_5f_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5f_Template-subtitle" style:display-name="TWU_Template-subtitle" style:family="presentation">
      <style:graphic-properties draw:stroke="none" draw:fill="none" draw:textarea-vertical-align="middle">
        <text:list-style style:name="TWU_5f_Template-subtitle" style:display-name="TWU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DejaVu Sans'" style:font-style-name="Book" style:font-family-generic="swiss" style:font-pitch="variable" fo:font-size="28pt" fo:font-style="normal" fo:text-shadow="none" style:text-underline-style="none" fo:font-weight="normal" style:font-family-asian="'AR PL UKai TW'" style:font-style-name-asian="Book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5f_Template-title" style:display-name="TWU_Template-title" style:family="presentation">
      <style:graphic-properties draw:stroke="none" draw:fill="none" draw:textarea-vertical-align="bottom">
        <text:list-style style:name="TWU_5f_Template-title" style:display-name="TWU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DejaVu Sans'" style:font-style-name="Bold" style:font-family-generic="swiss" style:font-pitch="variable" fo:font-size="40pt" fo:font-style="normal" fo:text-shadow="1pt 1pt" style:text-underline-style="none" fo:font-weight="bold" style:font-family-asian="'AR PL UKai TW'" style:font-style-name-asian="Book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3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WU_5f_Template-title">
      <style:graphic-properties draw:fill-color="#ffffff" draw:auto-grow-height="false" fo:min-height="3.507cm"/>
    </style:style>
    <style:style style:name="Mpr7" style:family="presentation" style:parent-style-name="TWU_5f_Template-outline1">
      <style:graphic-properties draw:fill-color="#ffffff" draw:auto-grow-height="false" fo:min-height="13.86cm"/>
    </style:style>
    <style:style style:name="Mpr8" style:family="presentation" style:parent-style-name="TWU_5f_Template-backgroundobjects">
      <style:graphic-properties draw:stroke="none" draw:fill="none" draw:fill-color="#ffffff" draw:auto-grow-height="false" fo:min-height="1.449cm"/>
    </style:style>
    <style:style style:name="Mpr9" style:family="presentation" style:parent-style-name="TWU_5f_Template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WU_5f_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space-before="0.254cm" text:min-label-width="0.508cm"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508cm" text:min-label-width="0.508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0.762cm" text:min-label-width="0.508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016cm" text:min-label-width="0.508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1.27cm" text:min-label-width="0.508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1.524cm" text:min-label-width="0.508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1.778cm" text:min-label-width="0.508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2.032cm" text:min-label-width="0.508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2.286cm" text:min-label-width="0.508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2.54cm" text:min-label-width="0.508cm"/>
        <style:text-properties fo:font-family="StarSymbol" style:font-charset="x-symbol" fo:color="#ffffff" fo:font-size="8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979cm" svg:height="5.983cm" svg:x="1cm" svg:y="3.195cm"/>
      <draw:page-thumbnail draw:layer="backgroundobjects" svg:width="7.979cm" svg:height="5.983cm" svg:x="1cm" svg:y="12.411cm"/>
      <draw:page-thumbnail draw:layer="backgroundobjects" svg:width="7.979cm" svg:height="5.983cm" svg:x="9.98cm" svg:y="3.195cm"/>
      <draw:page-thumbnail draw:layer="backgroundobjects" svg:width="7.979cm" svg:height="5.983cm" svg:x="9.98cm" svg:y="12.411cm"/>
      <draw:page-thumbnail draw:layer="backgroundobjects" svg:width="7.979cm" svg:height="5.983cm" svg:x="18.96cm" svg:y="3.195cm"/>
      <draw:page-thumbnail draw:layer="backgroundobjects" svg:width="7.979cm" svg:height="5.983cm" svg:x="18.96cm" svg:y="12.411cm"/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0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1" draw:layer="backgroundobjects" svg:width="25.199cm" svg:height="14.963cm" svg:x="1.4cm" svg:y="3.81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19.9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5" draw:layer="backgroundobjects" svg:width="14.01cm" svg:height="0.837cm" svg:x="5.04cm" svg:y="19.909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19.909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6" draw:layer="backgroundobjects" svg:width="9.922cm" svg:height="0.414cm" svg:x="0cm" svg:y="3.2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5f_Template" style:display-name="TWU_Template" style:page-layout-name="PM1" draw:style-name="Mdp2">
      <draw:frame presentation:style-name="Mpr6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7" draw:text-style-name="MP7" draw:layer="backgroundobjects" svg:width="20.32cm" svg:height="10.215cm" svg:x="3.175cm" svg:y="8.558cm" presentation:class="outlin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8" draw:text-style-name="MP5" draw:layer="backgroundobjects" svg:width="13.758cm" svg:height="1.448cm" svg:x="4.657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5f_Template-title" draw:layer="backgroundobjects" svg:width="13.968cm" svg:height="10.476cm" svg:x="3.81cm" svg:y="2.123cm" presentation:class="page"/>
        <draw:frame presentation:style-name="TWU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302</meta:generator>
    <meta:creation-date>2011-09-14T21:38:31</meta:creation-date>
    <dc:language>en-US</dc:language>
    <meta:editing-cycles>409</meta:editing-cycles>
    <meta:editing-duration>P5DT4H37M48S</meta:editing-duration>
    <dc:description>A basic template for in-class lectures.
White text on a dark blue background; highlights are in yellow and Green 3.
I tend to pack more text per slide than most, so the font sizes are smaller accordingly.
TWU logo is direct from UComm's site, converted to a path, and filled with a transparent gradient.

Sean Ho, 2005-2011</dc:description>
    <meta:keyword>lecture</meta:keyword>
    <meta:keyword>course</meta:keyword>
    <meta:keyword>dark bg</meta:keyword>
    <dc:title>TWU Template</dc:title>
    <meta:initial-creator>Sean Ho</meta:initial-creator>
    <dc:date>2011-11-22T11:09:56</dc:date>
    <dc:creator>Sean Ho</dc:creator>
    <meta:document-statistic meta:object-count="259"/>
    <meta:user-defined meta:name="Owner">Sean Ho</meta:user-defined>
    <meta:template xlink:type="simple" xlink:actuate="onRequest" xlink:title="TWU Template" xlink:href="../../../../../../../../templates/TWU_Template.otp" meta:date="2011-09-14T21:38:31"/>
  </office:meta>
</office:document-meta>
</file>